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RODUCT TYP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MSI Gaming 990FXA-GAMING AM3+/ AM3 AMD 990FX &amp; SB950 SATA 6Gb/s 2 x USB 3.1 ATX AMD Motherboard</text:p>
          </table:table-cell>
          <table:table-cell table:style-name="ce3" office:value-type="currency" office:currency="CAD" office:value="209.99" calcext:value-type="currency">
            <text:p>$20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30859" xlink:type="simple">http://www.newegg.ca/Product/Product.aspx?Item=N82E16813130859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8350 Black Edition Vishera 8-Core 4.0 GHz (4.2 GHz Turbo) Socket AM3+ 125W FD8350FRHKBOX Desktop Processor</text:p>
          </table:table-cell>
          <table:table-cell table:style-name="ce3" office:value-type="currency" office:currency="CAD" office:value="259.99" calcext:value-type="currency">
            <text:p>$25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284" xlink:type="simple">http://www.newegg.ca/Product/Product.aspx?Item=N82E16819113284</text:a>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6300 Vishera 6-Core 3.5 GHz (4.1 GHz Turbo) Socket AM3+ 95W FD6300WMHKBOX Desktop Processor</text:p>
          </table:table-cell>
          <table:table-cell table:style-name="ce3" office:value-type="currency" office:currency="CAD" office:value="159.99" calcext:value-type="currency">
            <text:p>$15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286" xlink:type="simple">http://www.newegg.ca/Product/Product.aspx?Item=N82E16819113286</text:a>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M5A97 R2.0 AM3+ AMD 970 + SB 950 6 x SATA 6Gb/s port(s), gray USB 3.0 ATX AMD Motherboard with UEFI BIOS</text:p>
          </table:table-cell>
          <table:table-cell table:style-name="ce3" office:value-type="currency" office:currency="CAD" office:value="144.99" calcext:value-type="currency">
            <text:p>$144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31873" xlink:type="simple">http://www.newegg.ca/Product/Product.aspx?Item=N82E16813131873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IGABYTE GA-78LMT-USB3 (rev. 6.0) AM3+ AMD 760G + SB710 USB 3.0 HDMI Micro ATX AMD Motherboard</text:p>
          </table:table-cell>
          <table:table-cell table:style-name="ce3" office:value-type="currency" office:currency="CAD" office:value="84.99" calcext:value-type="currency">
            <text:p>$84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28565" xlink:type="simple">http://www.newegg.ca/Product/Product.aspx?Item=N82E16813128565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Athlon X4 860k with AMD quiet cooler Quad-Core Socket FM2+ 95W AD860KXBJASBX Desktop Processor</text:p>
          </table:table-cell>
          <table:table-cell table:style-name="ce3" office:value-type="currency" office:currency="CAD" office:value="109.99" calcext:value-type="currency">
            <text:p>$10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410" xlink:type="simple">http://www.newegg.ca/Product/Product.aspx?Item=N82E16819113410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MSI Gaming Z97 GAMING 5 LGA 1150 Intel Z97 HDMI SATA 6Gb/s USB 3.0 ATX Intel Motherboard</text:p>
          </table:table-cell>
          <table:table-cell table:style-name="ce3" office:value-type="currency" office:currency="CAD" office:value="219.99" calcext:value-type="currency">
            <text:p>$21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30770" xlink:type="simple">http://www.newegg.ca/Product/Product.aspx?Item=N82E16813130770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7-4790K Devil's Canyon Quad-Core 4.0 Ghz LGA 1150 BX80646I74790K Desktop Processor Intel HD Graphics 4600</text:p>
          </table:table-cell>
          <table:table-cell table:style-name="ce3" office:value-type="currency" office:currency="CAD" office:value="499.99" calcext:value-type="currency">
            <text:p>$49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9117369" xlink:type="simple">http://www.newegg.ca/Product/Product.aspx?Item=N82E16819117369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H97M Pro4 LGA 1150 Intel H97 HDMI SATA 6Gb/s USB 3.0 Micro ATX Intel Motherboard </text:p>
          </table:table-cell>
          <table:table-cell table:style-name="ce3" office:value-type="currency" office:currency="CAD" office:value="149.99" calcext:value-type="currency">
            <text:p>$14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57512" xlink:type="simple">http://www.newegg.ca/Product/Product.aspx?Item=N82E16813157512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5-4690K Devil's Canyon Quad-Core 3.5 GHz LGA 1150 88W BX80646I54690K Desktop Processor Intel HD Graphics 4600</text:p>
          </table:table-cell>
          <table:table-cell table:style-name="ce3" office:value-type="currency" office:currency="CAD" office:value="339.99" calcext:value-type="currency">
            <text:p>$33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9117372" xlink:type="simple">http://www.newegg.ca/Product/Product.aspx?Item=N82E16819117372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H81M-ITX LGA 1150 Intel H81 HDMI SATA 6Gb/s USB 3.0 Mini ITX Intel Motherboard </text:p>
          </table:table-cell>
          <table:table-cell table:style-name="ce3" office:value-type="currency" office:currency="CAD" office:value="99.99" calcext:value-type="currency">
            <text:p>$9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57451" xlink:type="simple">http://www.newegg.ca/Product/Product.aspx?Item=N82E16813157451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-6100 3M 3.7 GHz LGA 1151 BX80662I36100 Desktop Processor</text:p>
          </table:table-cell>
          <table:table-cell table:style-name="ce3" office:value-type="currency" office:currency="CAD" office:value="179.99" calcext:value-type="currency">
            <text:p>$17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9SIA9H53MK8071" xlink:type="simple">http://www.newegg.ca/Product/Product.aspx?Item=9SIA9H53MK8071</text:a>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00-00-00</text:date>, <text:time style:data-style-name="N2" text:time-value="22:43:44.95009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T </meta:initial-creator>
    <meta:creation-date>2016-03-24T22:10:25.599568689</meta:creation-date>
    <dc:date>2016-03-24T22:50:23.519044432</dc:date>
    <dc:creator>JT </dc:creator>
    <meta:editing-duration>PT8M33S</meta:editing-duration>
    <meta:editing-cycles>2</meta:editing-cycles>
    <meta:generator>LibreOffice/4.2.8.2$Linux_X86_64 LibreOffice_project/420m0$Build-2</meta:generator>
    <meta:document-statistic meta:table-count="1" meta:cell-count="65" meta:object-count="0"/>
  </office:meta>
</office:document-meta>
</file>